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Univers" svg:font-family="Univer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ES Vallès<text:tab/><text:tab/><text:tab/><text:tab/><text:tab/>Nom i cognoms</text:span></text:p>
      <text:p text:style-name="P3"><text:span text:style-name="T1">Educicació eticocívica</text:span></text:p>
      <text:p text:style-name="Standard"><text:span text:style-name="T1"/></text:p>
      <text:p text:style-name="Standard"><text:span text:style-name="T1"/></text:p>
      <text:p text:style-name="P2"><text:span text:style-name="T1">Activitat del segon capítol “</text:span><text:span text:style-name="T2">Ordenes, costumbres y caprichos”</text:span><text:span text:style-name="T1"> del llibre </text:span><text:span text:style-name="T2">Ética para Amador</text:span></text:p>
      <text:p text:style-name="P2"><text:span text:style-name="T2"/></text:p>
      <text:list xml:id="list30367439" text:style-name="L1">
        <text:list-header>
          <text:p text:style-name="P4"><text:span text:style-name="T1"/></text:p>
        </text:list-header>
        <text:list-item>
          <text:p text:style-name="P4"><text:span text:style-name="T1">Torna a llegir el capítol i fes un resum de les idees principals que s'hi exposen. (3 punts)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/>
      <text:list xml:id="list30486479" text:continue-numbering="true" text:style-name="L1">
        <text:list-item>
          <text:p text:style-name="P4"><text:span text:style-name="T1">Què és un motiu segons el que s'afirma al text? (2 punts)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list xml:id="list30486189" text:continue-numbering="true" text:style-name="L1">
        <text:list-item>
          <text:p text:style-name="P4"><text:span text:style-name="T1">Quins són els tipus de motius que s'enumeren? (1 punt)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list xml:id="list30505428" text:continue-numbering="true" text:style-name="L1">
        <text:list-item>
          <text:p text:style-name="P4"><text:span text:style-name="T1">Quines són les característiques de cadascun d'ells? (2 punts)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/>
      <text:list xml:id="list30488908" text:continue-numbering="true" text:style-name="L1">
        <text:list-item>
          <text:p text:style-name="P4"><text:span text:style-name="T1">Quina conculusió treu l'autor a partir de l'exemple del capità de vaixell?(2 punt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Univers" svg:font-family="Univer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1-24T10:20:00.76</meta:creation-date>
    <meta:generator>OpenOffice.org/3.1$Win32 OpenOffice.org_project/310m11$Build-9399</meta:generator>
    <dc:date>2013-01-24T10:34:52.04</dc:date>
    <meta:editing-duration>PT00H14M55S</meta:editing-duration>
    <meta:editing-cycles>8</meta:editing-cycles>
    <meta:document-statistic meta:table-count="0" meta:image-count="0" meta:object-count="0" meta:page-count="2" meta:paragraph-count="8" meta:word-count="88" meta:character-count="492"/>
  </office:meta>
</office:document-meta>
</file>